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XCRAM Interview 1 part 1 link</text:p>
      <text:p text:style-name="Normal"><text:a xlink:href="https://youtu.be/PvAwzpWVPRo" office:target-frame-name="_top" xlink:show="replace"><text:span text:style-name="Hyperlink">https://youtu.be/PvAwzpWVPRo</text:span></text:a></text:p>
      <text:p text:style-name="Normal">XCRAM Interview 1 part 2 link</text:p>
      <text:p text:style-name="Normal"><text:a xlink:href="https://youtu.be/eeRMuJ8CFfo" office:target-frame-name="_top" xlink:show="replace"><text:span text:style-name="Hyperlink">https://youtu.be/eeRMuJ8CFfo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6-11-11T08:46:00Z</meta:creation-date>
    <dc:date>2016-11-11T08:46:00Z</dc:date>
    <meta:template xlink:href="Normal" xlink:type="simple"/>
    <meta:editing-cycles>2</meta:editing-cycles>
    <meta:editing-duration>PT0S</meta:editing-duration>
    <meta:document-statistic meta:page-count="1" meta:paragraph-count="1" meta:word-count="31" meta:character-count="208" meta:row-count="1" meta:non-whitespace-character-count="178"/>
  </office:meta>
</office:document-meta>
</file>